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8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1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5.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1.15cm" fo:min-width="18.5cm"/>
    </style:style>
    <style:style style:name="gr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95cm" fo:min-width="18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18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18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5cm" fo:min-width="2.6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7.75cm" fo:min-width="18.5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4.7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11.75cm" fo:min-width="18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95cm" fo:min-width="18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4.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73cm" fo:min-width="1.62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73cm" fo:min-width="1.5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75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65cm"/>
      <style:paragraph-properties style:writing-mode="lr-tb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  <style:text-properties fo:font-size="14pt" style:font-size-asian="18pt" style:font-size-complex="18pt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fo:font-weight="bold" style:font-size-asian="18pt" style:font-weight-asian="bold" style:font-size-complex="18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cm" svg:height="1.673cm" svg:x="5.7cm" svg:y="2.9cm">
          <draw:text-box>
            <text:p text:style-name="P1"><text:span text:style-name="T1">All </text:span><text:span text:style-name="T1">Articl</text:span><text:span text:style-name="T1">es </text:span><text:span text:style-name="T1">or :T</text:span><text:span text:style-name="T1">opic</text:span><text:span text:style-name="T1">Name</text:span></text:p>
          </draw:text-box>
        </draw:frame>
        <draw:custom-shape draw:style-name="gr2" draw:text-style-name="P3" draw:layer="layout" svg:width="19cm" svg:height="1.1cm" svg:x="1cm" svg:y="4cm">
          <text:p text:style-name="P3">Topics Nav Bar (highlights whichever is selected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2.4cm" svg:x="1cm" svg:y="7cm">
          <text:p text:style-name="P3">Article Card</text:p>
          <text:p text:style-name="P3">Shows: Name of article, topic, number of comments,</text:p>
          <text:p text:style-name="P3">number of votes, author, created a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2.4cm" svg:x="1cm" svg:y="9.7cm">
          <text:p text:style-name="P3">Article Card</text:p>
          <text:p text:style-name="P3">Shows: Name of article, topic, number of comments,</text:p>
          <text:p text:style-name="P3">number of votes, author, created a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cm" svg:height="2.4cm" svg:x="1cm" svg:y="12.6cm">
          <text:p text:style-name="P3">Article Card</text:p>
          <text:p text:style-name="P3">Shows: Name of article, topic, number of comments,</text:p>
          <text:p text:style-name="P3">number of votes, author, created a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3cm" svg:height="0.995cm" svg:x="2.9cm" svg:y="15.405cm">
          <draw:text-box>
            <text:p text:style-name="P4">Etc. - showing all articles for selected topic as a list.</text:p>
          </draw:text-box>
        </draw:frame>
        <draw:custom-shape draw:style-name="gr5" draw:text-style-name="P6" draw:layer="layout" svg:width="4.4cm" svg:height="1.2cm" svg:x="1cm" svg:y="1.1cm">
          <text:p text:style-name="P6"><text:span text:style-name="T2">NC News Logo,</text:span><text:span text:style-name="T2"><text:line-break/></text:span><text:span text:style-name="T2">links to home pag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4cm" svg:height="1.1cm" svg:x="8cm" svg:y="1.2cm">
          <draw:text-box>
            <text:p text:style-name="P7"><text:span text:style-name="T1">NC </text:span><text:span text:style-name="T1">News</text:span></text:p>
          </draw:text-box>
        </draw:frame>
        <draw:custom-shape draw:style-name="gr7" draw:text-style-name="P9" draw:layer="layout" svg:width="5.9cm" svg:height="1cm" svg:x="1cm" svg:y="5.6cm">
          <text:p text:style-name="P9">Sort By dropdown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9cm" svg:height="11.4cm" svg:x="1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4.1cm" svg:height="1.673cm" svg:x="8.7cm" svg:y="5.9cm">
          <draw:text-box>
            <text:p text:style-name="P7"><text:span text:style-name="T1">Articl</text:span><text:span text:style-name="T1">e List</text:span></text:p>
          </draw:text-box>
        </draw:frame>
      </draw:page>
      <draw:page draw:name="page2" draw:style-name="dp1" draw:master-page-name="Default">
        <draw:frame draw:style-name="gr9" draw:text-style-name="P8" draw:layer="layout" svg:width="5.3cm" svg:height="1.673cm" svg:x="8.4cm" svg:y="1.1cm">
          <draw:text-box>
            <text:p text:style-name="P7"><text:span text:style-name="T1">Name </text:span><text:span text:style-name="T1">of </text:span><text:span text:style-name="T1">Articl</text:span><text:span text:style-name="T1">e</text:span></text:p>
            <text:p text:style-name="P7"><text:span text:style-name="T1">Topic</text:span></text:p>
          </draw:text-box>
        </draw:frame>
        <draw:custom-shape draw:style-name="gr2" draw:text-style-name="P9" draw:layer="layout" svg:width="19cm" svg:height="1.1cm" svg:x="1cm" svg:y="2.8cm">
          <text:p text:style-name="P9">Topics Nav Bar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9cm" svg:height="6.2cm" svg:x="1cm" svg:y="4.2cm">
          <text:p text:style-name="P9">Article Content</text:p>
          <text:p text:style-name="P9">Content, name of author at bottom, created at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1.2cm" svg:x="1cm" svg:y="1cm">
          <text:p text:style-name="P9">NC News Log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cm" svg:height="1.2cm" svg:x="1cm" svg:y="1cm">
          <text:p text:style-name="P6"><text:span text:style-name="T2">NC News Logo,</text:span><text:span text:style-name="T2"><text:line-break/></text:span><text:span text:style-name="T2">links to home p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9cm" svg:height="1.8cm" svg:x="1cm" svg:y="15.9cm">
          <text:p text:style-name="P9">Comment Card</text:p>
          <text:p text:style-name="P9">Showing comment, author, created at, votes, vote butto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9cm" svg:height="1.8cm" svg:x="1cm" svg:y="18cm">
          <text:p text:style-name="P9">Comment Card</text:p>
          <text:p text:style-name="P11"><text:span text:style-name="T3">Showing comment, author, created at, votes, </text:span>vote button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9cm" svg:height="1.8cm" svg:x="1cm" svg:y="20.2cm">
          <text:p text:style-name="P9">Comment Card</text:p>
          <text:p text:style-name="P11"><text:span text:style-name="T3">Showing comment, author, created at, votes, </text:span>vote button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4cm" svg:height="1cm" svg:x="1cm" svg:y="11.2cm">
          <text:p text:style-name="P6"><text:span text:style-name="T2">Create Comment Button</text:span></text:p>
          <text:p text:style-name="P6"><text:span text:style-name="T2">toggles create comment f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9cm" svg:height="1.2cm" svg:x="1cm" svg:y="13cm">
          <text:p text:style-name="P9">(Create Comment Form Toggled here – see separate page)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1cm" svg:height="1.3cm" svg:x="13.8cm" svg:y="10.4cm">
          <text:p text:style-name="P9">Vote Count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1cm" svg:height="1.3cm" svg:x="16.9cm" svg:y="10.4cm">
          <text:p text:style-name="P9">Vote Btn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9cm" svg:height="8cm" svg:x="1cm" svg:y="14.4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8cm" svg:height="1.1cm" svg:x="8.4cm" svg:y="14.7cm">
          <draw:text-box>
            <text:p>Comment List</text:p>
          </draw:text-box>
        </draw:frame>
        <draw:custom-shape draw:style-name="gr16" draw:text-style-name="P9" draw:layer="layout" svg:width="5.2cm" svg:height="1.1cm" svg:x="1cm" svg:y="14.5cm">
          <text:p text:style-name="P9">Sort By dropdow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7" draw:text-style-name="P10" draw:layer="layout" svg:width="19cm" svg:height="12cm" svg:x="1cm" svg:y="1cm">
          <text:p text:style-name="P9">Create Comment Form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9cm" svg:height="5.2cm" svg:x="1cm" svg:y="2.4cm">
          <text:p text:style-name="P9">Comment Body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1cm" svg:height="1.4cm" svg:x="1cm" svg:y="8.2cm">
          <text:p text:style-name="P9">Submit Button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0" draw:text-style-name="P12" draw:layer="layout" svg:width="5.2cm" svg:height="1.9cm" svg:x="7.7cm" svg:y="1cm">
          <draw:text-box>
            <text:p>Component List</text:p>
          </draw:text-box>
        </draw:frame>
        <draw:custom-shape draw:style-name="gr21" draw:text-style-name="P9" draw:layer="layout" svg:width="3cm" svg:height="2.8cm" svg:x="8.7cm" svg:y="2.4cm">
          <text:p text:style-name="P9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8.7cm" svg:y1="3.8cm" svg:x2="6.7cm" svg:y2="3.8cm">
          <text:p/>
        </draw:line>
        <draw:custom-shape draw:style-name="gr21" draw:text-style-name="P9" draw:layer="layout" svg:width="3cm" svg:height="2.8cm" svg:x="3.6cm" svg:y="2.5cm">
          <text:p text:style-name="P9">Logo<text:line-break/>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3cm" svg:height="2.8cm" svg:x="13.9cm" svg:y="2.5cm">
          <text:p text:style-name="P9">Nav 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11.7cm" svg:y1="3.9cm" svg:x2="14cm" svg:y2="3.9cm">
          <text:p/>
        </draw:line>
        <draw:custom-shape draw:style-name="gr21" draw:text-style-name="P9" draw:layer="layout" svg:width="3cm" svg:height="2.8cm" svg:x="4.2cm" svg:y="6.9cm">
          <text:p text:style-name="P9">Article <text:line-break/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9.2cm" svg:y1="4.9cm" svg:x2="6.7cm" svg:y2="7.2cm">
          <text:p/>
        </draw:line>
        <draw:line draw:style-name="gr22" draw:text-style-name="P13" draw:layer="layout" svg:x1="7.2cm" svg:y1="8.2cm" svg:x2="8.7cm" svg:y2="8.2cm">
          <text:p/>
        </draw:line>
        <draw:custom-shape draw:style-name="gr21" draw:text-style-name="P14" draw:layer="layout" svg:width="3cm" svg:height="2.8cm" svg:x="8.6cm" svg:y="6.8cm">
          <text:p text:style-name="P14"><text:span text:style-name="T4">Sort By</text:span></text:p>
          <text:p text:style-name="P14"><text:span text:style-name="T4">Drop 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3cm" svg:height="2.8cm" svg:x="4.2cm" svg:y="11.4cm">
          <text:p text:style-name="P9">Article</text:p>
          <text:p text:style-name="P9">Car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5.7cm" svg:y1="9.7cm" svg:x2="5.7cm" svg:y2="11.5cm">
          <text:p/>
        </draw:line>
        <draw:line draw:style-name="gr22" draw:text-style-name="P13" draw:layer="layout" svg:x1="5.8cm" svg:y1="14.3cm" svg:x2="5.8cm" svg:y2="16.4cm">
          <text:p/>
        </draw:line>
        <draw:custom-shape draw:style-name="gr21" draw:text-style-name="P9" draw:layer="layout" svg:width="3cm" svg:height="2.8cm" svg:x="4.4cm" svg:y="20.7cm">
          <text:p text:style-name="P9">Article <text:line-break/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3cm" svg:height="2.8cm" svg:x="9cm" svg:y="20.7cm">
          <text:p text:style-name="P14"><text:span text:style-name="T4">Vote Count</text:span></text:p>
          <text:p text:style-name="P14"><text:span text:style-name="T4">and Bt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7.4cm" svg:y1="22cm" svg:x2="9cm" svg:y2="22cm">
          <text:p/>
        </draw:line>
        <draw:custom-shape draw:style-name="gr21" draw:text-style-name="P9" draw:layer="layout" svg:width="3cm" svg:height="2.8cm" svg:x="4.4cm" svg:y="16.4cm">
          <text:p text:style-name="P9">Article</text:p>
          <text:p text:style-name="P9">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5.9cm" svg:y1="19.2cm" svg:x2="5.9cm" svg:y2="20.7cm">
          <text:p/>
        </draw:line>
        <draw:custom-shape draw:style-name="gr23" draw:text-style-name="P9" draw:layer="layout" svg:width="2.9cm" svg:height="2.8cm" svg:x="9cm" svg:y="16.5cm">
          <text:p text:style-name="P9"/>
          <text:p text:style-name="P9">Comment</text:p>
          <text:p text:style-name="P9">List</text:p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7.5cm" svg:y1="17.8cm" svg:x2="9cm" svg:y2="17.8cm">
          <text:p/>
        </draw:line>
        <draw:line draw:style-name="gr22" draw:text-style-name="P13" draw:layer="layout" svg:x1="10.3cm" svg:y1="16.5cm" svg:x2="10.3cm" svg:y2="9.6cm">
          <text:p/>
        </draw:line>
        <draw:custom-shape draw:style-name="gr23" draw:text-style-name="P9" draw:layer="layout" svg:width="2.9cm" svg:height="2.8cm" svg:x="13.361cm" svg:y="16.461cm">
          <text:p text:style-name="P9"/>
          <text:p text:style-name="P9">Comment</text:p>
          <text:p text:style-name="P9">Cards</text:p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3" draw:layer="layout" svg:x1="11.9cm" svg:y1="17.8cm" svg:x2="13.4cm" svg:y2="17.8cm">
          <text:p/>
        </draw:line>
        <draw:line draw:style-name="gr22" draw:text-style-name="P13" draw:layer="layout" svg:x1="14cm" svg:y1="19cm" svg:x2="11.7cm" svg:y2="21.2cm">
          <text:p/>
        </draw:line>
        <draw:line draw:style-name="gr22" draw:text-style-name="P13" draw:layer="layout" svg:x1="11.2cm" svg:y1="16.7cm" svg:x2="12.9cm" svg:y2="13.9cm">
          <text:p/>
        </draw:line>
        <draw:custom-shape draw:style-name="gr21" draw:text-style-name="P6" draw:layer="layout" svg:width="3cm" svg:height="2.8cm" svg:x="12.3cm" svg:y="11.4cm">
          <text:p text:style-name="P6"><text:span text:style-name="T2">Create</text:span></text:p>
          <text:p text:style-name="P6"><text:span text:style-name="T2">Comment </text:span><text:span text:style-name="T2">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draw:layer="layout" svg:width="2.9cm" svg:height="3.1cm" svg:x="17cm" svg:y="2.5cm">
          <draw:text-box>
            <text:p text:style-name="P15"><text:span text:style-name="T5">State: </text:span><text:span text:style-name="T6">Store </text:span><text:span text:style-name="T6">whatever </text:span><text:span text:style-name="T6">topic is </text:span><text:span text:style-name="T6">currently </text:span><text:span text:style-name="T6">selected (if </text:span><text:span text:style-name="T6">any) and </text:span><text:span text:style-name="T6">highlight </text:span><text:span text:style-name="T6">relevant </text:span><text:span text:style-name="T6">topic.</text:span></text:p>
          </draw:text-box>
        </draw:frame>
        <draw:frame draw:style-name="gr24" draw:text-style-name="P16" draw:layer="layout" svg:width="3.4cm" svg:height="3.1cm" svg:x="0.9cm" svg:y="7cm">
          <draw:text-box>
            <text:p text:style-name="P15"><text:span text:style-name="T5">State: </text:span><text:span text:style-name="T6"><text:s/></text:span></text:p>
            <text:p text:style-name="P17"><text:span text:style-name="T7">-The </text:span><text:span text:style-name="T7">current list </text:span><text:span text:style-name="T7">of articles</text:span></text:p>
            <text:p text:style-name="P17"><text:span text:style-name="T7">-The </text:span><text:span text:style-name="T7">current </text:span><text:span text:style-name="T7">topic?</text:span></text:p>
            <text:p text:style-name="P17"><text:span text:style-name="T7">-The </text:span><text:span text:style-name="T7">current sort </text:span><text:span text:style-name="T7">method?</text:span></text:p>
          </draw:text-box>
        </draw:frame>
        <draw:frame draw:style-name="gr25" draw:text-style-name="P16" draw:layer="layout" svg:width="3.3cm" svg:height="3.009cm" svg:x="8cm" svg:y="13.6cm">
          <draw:text-box>
            <text:p text:style-name="P15"><text:span text:style-name="T5">State (com </text:span><text:span text:style-name="T5">list): </text:span><text:span text:style-name="T6"><text:s/></text:span></text:p>
            <text:p text:style-name="P17"><text:span text:style-name="T7">-The </text:span><text:span text:style-name="T7">comments </text:span><text:span text:style-name="T7">for </text:span><text:span text:style-name="T7">selected </text:span><text:span text:style-name="T7">article</text:span></text:p>
            <text:p text:style-name="P17"><text:span text:style-name="T7">-The </text:span><text:span text:style-name="T7">current sort </text:span><text:span text:style-name="T7">method?</text:span></text:p>
          </draw:text-box>
        </draw:frame>
        <draw:frame draw:style-name="gr24" draw:text-style-name="P16" draw:layer="layout" svg:width="3.4cm" svg:height="3.1cm" svg:x="0.9cm" svg:y="7cm">
          <draw:text-box>
            <text:p text:style-name="P15"><text:span text:style-name="T5">State: </text:span><text:span text:style-name="T6"><text:s/></text:span></text:p>
            <text:p text:style-name="P17"><text:span text:style-name="T7">-The </text:span><text:span text:style-name="T7">current list </text:span><text:span text:style-name="T7">of articles</text:span></text:p>
            <text:p text:style-name="P17"><text:span text:style-name="T7">-The </text:span><text:span text:style-name="T7">current </text:span><text:span text:style-name="T7">topic?</text:span></text:p>
            <text:p text:style-name="P17"><text:span text:style-name="T7">-The </text:span><text:span text:style-name="T7">current sort </text:span><text:span text:style-name="T7">method?</text:span></text:p>
          </draw:text-box>
        </draw:frame>
      </draw:page>
      <draw:page draw:name="page5" draw:style-name="dp1" draw:master-page-name="Default">
        <draw:frame draw:style-name="gr20" draw:text-style-name="P12" draw:layer="layout" svg:width="5.2cm" svg:height="1.9cm" svg:x="7.7cm" svg:y="1cm">
          <draw:text-box>
            <text:p>Routes</text:p>
          </draw:text-box>
        </draw:frame>
        <draw:frame draw:style-name="gr26" draw:text-style-name="P12" draw:layer="layout" svg:width="18.8cm" svg:height="5.9cm" svg:x="1.2cm" svg:y="2.2cm">
          <draw:text-box>
            <text:p>“/” - Home page, list of articles that are not filtered by topic</text:p>
            <text:p/>
            <text:p>“/topics/:topic” – Routed to when a topic on the nav bar is selected. As home page, but with filtered list of articles</text:p>
            <text:p/>
            <text:p>“/articles/:article_id” – Individual Article Page, routed to when an article is selected on one of the above 2 rou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09:03:14.333715847</meta:creation-date>
    <dc:date>2020-10-19T12:58:13.317972701</dc:date>
    <meta:editing-duration>PT12M5S</meta:editing-duration>
    <meta:editing-cycles>2</meta:editing-cycles>
    <meta:generator>LibreOffice/6.4.6.2$Linux_X86_64 LibreOffice_project/40$Build-2</meta:generator>
    <meta:document-statistic meta:object-count="61"/>
  </office:meta>
</office:document-meta>
</file>